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style:style style:name="P1" style:parent-style-name="Standard" style:master-page-name="MP0" style:family="paragraph">
      <style:paragraph-properties fo:break-before="page" fo:text-align="center"/>
    </style:style>
    <style:style style:name="T2" style:parent-style-name="Standaardalinea-lettertype" style:family="text">
      <style:text-properties fo:font-weight="bold" style:font-weight-asian="bold" fo:color="#0070C0" fo:font-size="18pt" style:font-size-asian="18pt"/>
    </style:style>
    <style:style style:name="T3" style:parent-style-name="Standaardalinea-lettertype" style:family="text">
      <style:text-properties fo:font-weight="bold" style:font-weight-asian="bold" fo:color="#002060" fo:font-size="18pt" style:font-size-asian="18pt"/>
    </style:style>
    <style:style style:name="T4" style:parent-style-name="Standaardalinea-lettertype" style:family="text">
      <style:text-properties fo:font-weight="bold" style:font-weight-asian="bold" fo:color="#0070C0" fo:font-size="18pt" style:font-size-asian="18pt"/>
    </style:style>
    <style:style style:name="P5" style:parent-style-name="Standard" style:family="paragraph">
      <style:paragraph-properties fo:text-align="center"/>
    </style:style>
    <style:style style:name="T6" style:parent-style-name="Standaardalinea-lettertype" style:family="text">
      <style:text-properties fo:font-weight="bold" style:font-weight-asian="bold" fo:color="#0070C0" fo:font-size="18pt" style:font-size-asian="18pt"/>
    </style:style>
    <style:style style:name="P7" style:parent-style-name="Standard" style:family="paragraph">
      <style:paragraph-properties fo:text-align="center"/>
      <style:text-properties fo:color="#000000" fo:font-size="13pt" style:font-size-asian="13pt" style:font-size-complex="13pt"/>
    </style:style>
    <style:style style:name="P8" style:parent-style-name="Lijstalinea" style:family="paragraph">
      <style:text-properties fo:color="#000000" fo:font-size="13pt" style:font-size-asian="13pt" style:font-size-complex="13pt"/>
    </style:style>
    <style:style style:name="P9" style:parent-style-name="Lijstalinea" style:family="paragraph">
      <style:paragraph-properties fo:margin-left="0in">
        <style:tab-stops/>
      </style:paragraph-properties>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10"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11"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12"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3"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4"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5"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6"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7"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8"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19"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0"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1"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2"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3"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4"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5"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6"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7"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8"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29"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0"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1"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2"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3"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4"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5"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6"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7"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8"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39"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0"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1"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2" style:parent-style-name="Lijstalinea" style:family="paragraph">
      <style:paragraph-properties fo:margin-left="0in">
        <style:tab-stops/>
      </style:paragraph-properties>
    </style:style>
    <style:style style:name="T43" style:parent-style-name="Standaardalinea-lettertype" style:family="text">
      <style:text-properties fo:color="#000000" fo:font-size="13pt" style:font-size-asian="13pt" style:font-size-complex="13pt" fo:language="nl" fo:country="BE"/>
    </style:style>
    <style:style style:name="T44" style:parent-style-name="Standaardalinea-lettertype" style:family="text">
      <style:text-properties fo:color="#000000" fo:font-size="14pt" style:font-size-asian="14pt" style:font-size-complex="14pt" style:text-underline-type="single" style:text-underline-style="solid" style:text-underline-width="auto" style:text-underline-mode="continuous" fo:language="nl" fo:country="BE"/>
    </style:style>
    <style:style style:name="P45"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6" style:parent-style-name="Lijstalinea" style:family="paragraph">
      <style:paragraph-properties fo:margin-left="0in">
        <style:tab-stops/>
      </style:paragraph-properties>
      <style:text-properties fo:color="#000000" fo:font-size="13pt" style:font-size-asian="13pt" style:font-size-complex="13pt" fo:language="nl" fo:country="BE"/>
    </style:style>
    <style:style style:name="P47" style:parent-style-name="Lijstalinea" style:family="paragraph">
      <style:paragraph-properties fo:margin-left="0in">
        <style:tab-stops/>
      </style:paragraph-properties>
      <style:text-properties fo:language="nl" fo:country="BE"/>
    </style:style>
    <style:style style:name="P48"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49"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50" style:parent-style-name="Lijstalinea" style:family="paragraph">
      <style:paragraph-properties fo:margin-left="0in">
        <style:tab-stops/>
      </style:paragraph-properties>
    </style:style>
    <style:style style:name="T51" style:parent-style-name="Standaardalinea-lettertype" style:family="text">
      <style:text-properties fo:color="#000000" fo:font-size="13pt" style:font-size-asian="13pt" style:font-size-complex="13pt" fo:language="nl" fo:country="BE"/>
    </style:style>
    <style:style style:name="T52" style:parent-style-name="Standaardalinea-lettertype" style:family="text">
      <style:text-properties fo:color="#000000" fo:font-size="14pt" style:font-size-asian="14pt" style:font-size-complex="14pt" style:text-underline-type="single" style:text-underline-style="solid" style:text-underline-width="auto" style:text-underline-mode="continuous" fo:language="nl" fo:country="BE"/>
    </style:style>
    <style:style style:name="T53" style:parent-style-name="Standaardalinea-lettertype" style:family="text">
      <style:text-properties fo:color="#000000" fo:font-size="14pt" style:font-size-asian="14pt" style:font-size-complex="14pt" style:text-underline-type="single" style:text-underline-style="solid" style:text-underline-width="auto" style:text-underline-mode="continuous" fo:language="nl" fo:country="BE"/>
    </style:style>
    <style:style style:name="P54"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55" style:parent-style-name="Lijstalinea" style:family="paragraph">
      <style:paragraph-properties fo:margin-left="0in">
        <style:tab-stops/>
      </style:paragraph-properties>
    </style:style>
    <style:style style:name="T56" style:parent-style-name="Standaardalinea-lettertype" style:family="text">
      <style:text-properties fo:color="#000000" fo:font-size="13pt" style:font-size-asian="13pt" style:font-size-complex="13pt" fo:language="nl" fo:country="BE"/>
    </style:style>
    <style:style style:name="T57" style:parent-style-name="Standaardalinea-lettertype" style:family="text">
      <style:text-properties fo:color="#000000" fo:font-size="13pt" style:font-size-asian="13pt" style:font-size-complex="13pt" fo:language="nl" fo:country="BE"/>
    </style:style>
    <style:style style:name="P58"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59" style:parent-style-name="Lijstalinea" style:family="paragraph">
      <style:paragraph-properties fo:margin-left="0in">
        <style:tab-stops/>
      </style:paragraph-properties>
    </style:style>
    <style:style style:name="T60" style:parent-style-name="Standaardalinea-lettertype" style:family="text">
      <style:text-properties fo:color="#000000" fo:font-size="13pt" style:font-size-asian="13pt" style:font-size-complex="13pt" fo:language="nl" fo:country="BE"/>
    </style:style>
    <style:style style:name="T61" style:parent-style-name="Standaardalinea-lettertype" style:family="text">
      <style:text-properties fo:color="#000000" fo:font-size="13pt" style:font-size-asian="13pt" style:font-size-complex="13pt" fo:language="nl" fo:country="BE"/>
    </style:style>
    <style:style style:name="P62"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63" style:parent-style-name="Lijstalinea" style:family="paragraph">
      <style:paragraph-properties fo:margin-left="0in">
        <style:tab-stops/>
      </style:paragraph-properties>
    </style:style>
    <style:style style:name="T64" style:parent-style-name="Standaardalinea-lettertype" style:family="text">
      <style:text-properties fo:color="#000000" fo:font-size="13pt" style:font-size-asian="13pt" style:font-size-complex="13pt" fo:language="nl" fo:country="BE"/>
    </style:style>
    <style:style style:name="T65" style:parent-style-name="Standaardalinea-lettertype" style:family="text">
      <style:text-properties fo:color="#000000" fo:font-size="13pt" style:font-size-asian="13pt" style:font-size-complex="13pt" fo:language="nl" fo:country="BE"/>
    </style:style>
    <style:style style:name="P66"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67" style:parent-style-name="Lijstalinea" style:family="paragraph">
      <style:paragraph-properties fo:margin-left="0in">
        <style:tab-stops/>
      </style:paragraph-properties>
    </style:style>
    <style:style style:name="T68" style:parent-style-name="Standaardalinea-lettertype" style:family="text">
      <style:text-properties fo:color="#000000" fo:font-size="13pt" style:font-size-asian="13pt" style:font-size-complex="13pt" fo:language="nl" fo:country="BE"/>
    </style:style>
    <style:style style:name="T69" style:parent-style-name="Standaardalinea-lettertype" style:family="text">
      <style:text-properties fo:color="#000000" fo:font-size="13pt" style:font-size-asian="13pt" style:font-size-complex="13pt" fo:language="nl" fo:country="BE"/>
    </style:style>
    <style:style style:name="T70" style:parent-style-name="Standaardalinea-lettertype" style:family="text">
      <style:text-properties fo:color="#000000" fo:font-size="13pt" style:font-size-asian="13pt" style:font-size-complex="13pt" fo:language="nl" fo:country="BE"/>
    </style:style>
    <style:style style:name="P71"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72" style:parent-style-name="Lijstalinea" style:family="paragraph">
      <style:paragraph-properties fo:margin-left="0in">
        <style:tab-stops/>
      </style:paragraph-properties>
    </style:style>
    <style:style style:name="T73" style:parent-style-name="Standaardalinea-lettertype" style:family="text">
      <style:text-properties fo:color="#000000" fo:font-size="13pt" style:font-size-asian="13pt" style:font-size-complex="13pt" fo:language="nl" fo:country="BE"/>
    </style:style>
    <style:style style:name="P74"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75" style:parent-style-name="Lijstalinea" style:family="paragraph">
      <style:paragraph-properties fo:margin-left="0in">
        <style:tab-stops/>
      </style:paragraph-properties>
    </style:style>
    <style:style style:name="T76" style:parent-style-name="Standaardalinea-lettertype" style:family="text">
      <style:text-properties fo:color="#000000" fo:font-size="13pt" style:font-size-asian="13pt" style:font-size-complex="13pt" fo:language="nl" fo:country="BE"/>
    </style:style>
    <style:style style:name="P77"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78"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79" style:parent-style-name="Lijstalinea" style:family="paragraph">
      <style:paragraph-properties fo:margin-left="0in">
        <style:tab-stops/>
      </style:paragraph-properties>
    </style:style>
    <style:style style:name="T80" style:parent-style-name="Standaardalinea-lettertype" style:family="text">
      <style:text-properties fo:color="#000000" fo:font-size="13pt" style:font-size-asian="13pt" style:font-size-complex="13pt" style:text-underline-type="single" style:text-underline-style="solid" style:text-underline-width="auto" style:text-underline-mode="continuous" fo:language="nl" fo:country="BE"/>
    </style:style>
    <style:style style:name="P81"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82" style:parent-style-name="Lijstalinea" style:family="paragraph">
      <style:paragraph-properties fo:margin-left="0in">
        <style:tab-stops/>
      </style:paragraph-properties>
    </style:style>
    <style:style style:name="T83" style:parent-style-name="Standaardalinea-lettertype" style:family="text">
      <style:text-properties fo:color="#000000" fo:font-size="13pt" style:font-size-asian="13pt" style:font-size-complex="13pt" fo:language="nl" fo:country="BE"/>
    </style:style>
    <style:style style:name="T84" style:parent-style-name="Standaardalinea-lettertype" style:family="text">
      <style:text-properties fo:color="#000000" fo:font-size="13pt" style:font-size-asian="13pt" style:font-size-complex="13pt" fo:language="nl" fo:country="BE"/>
    </style:style>
    <style:style style:name="P85"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86" style:parent-style-name="Lijstalinea" style:family="paragraph">
      <style:paragraph-properties fo:margin-left="0in">
        <style:tab-stops/>
      </style:paragraph-properties>
    </style:style>
    <style:style style:name="T87" style:parent-style-name="Standaardalinea-lettertype" style:family="text">
      <style:text-properties fo:color="#000000" fo:font-size="13pt" style:font-size-asian="13pt" style:font-size-complex="13pt" fo:language="nl" fo:country="BE"/>
    </style:style>
    <style:style style:name="T88" style:parent-style-name="Standaardalinea-lettertype" style:family="text">
      <style:text-properties fo:color="#000000" fo:font-size="13pt" style:font-size-asian="13pt" style:font-size-complex="13pt" fo:language="nl" fo:country="BE"/>
    </style:style>
    <style:style style:name="P89"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90" style:parent-style-name="Lijstalinea" style:family="paragraph">
      <style:paragraph-properties fo:margin-left="0in">
        <style:tab-stops/>
      </style:paragraph-properties>
    </style:style>
    <style:style style:name="T91" style:parent-style-name="Standaardalinea-lettertype" style:family="text">
      <style:text-properties fo:color="#000000" fo:font-size="13pt" style:font-size-asian="13pt" style:font-size-complex="13pt" fo:language="nl" fo:country="BE"/>
    </style:style>
    <style:style style:name="P92" style:parent-style-name="Lijstalinea" style:family="paragraph">
      <style:paragraph-properties fo:margin-left="0in">
        <style:tab-stops/>
      </style:paragraph-properties>
    </style:style>
    <style:style style:name="T93" style:parent-style-name="Standaardalinea-lettertype" style:family="text">
      <style:text-properties fo:color="#000000" fo:font-size="13pt" style:font-size-asian="13pt" style:font-size-complex="13pt" fo:language="nl" fo:country="BE"/>
    </style:style>
    <style:style style:name="P94"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95" style:parent-style-name="Lijstalinea" style:family="paragraph">
      <style:paragraph-properties fo:margin-left="0in">
        <style:tab-stops/>
      </style:paragraph-properties>
    </style:style>
    <style:style style:name="T96" style:parent-style-name="Standaardalinea-lettertype" style:family="text">
      <style:text-properties fo:color="#000000" fo:font-size="13pt" style:font-size-asian="13pt" style:font-size-complex="13pt" fo:language="nl" fo:country="BE"/>
    </style:style>
    <style:style style:name="P97"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fo:language="nl" fo:country="BE"/>
    </style:style>
    <style:style style:name="P98" style:parent-style-name="Lijstalinea" style:family="paragraph">
      <style:paragraph-properties fo:margin-left="0in">
        <style:tab-stops/>
      </style:paragraph-properties>
    </style:style>
    <style:style style:name="T99" style:parent-style-name="Standaardalinea-lettertype" style:family="text">
      <style:text-properties fo:color="#000000" fo:font-size="13pt" style:font-size-asian="13pt" style:font-size-complex="13pt" fo:language="nl" fo:country="BE"/>
    </style:style>
    <style:style style:name="P100" style:parent-style-name="Lijstalinea" style:family="paragraph">
      <style:paragraph-properties fo:margin-left="0in">
        <style:tab-stops/>
      </style:paragraph-properties>
    </style:style>
    <style:style style:name="T101" style:parent-style-name="Standaardalinea-lettertype" style:family="text">
      <style:text-properties fo:color="#000000" fo:font-size="13pt" style:font-size-asian="13pt" style:font-size-complex="13pt"/>
    </style:style>
    <style:style style:name="P102" style:parent-style-name="Lijstalinea" style:family="paragraph">
      <style:paragraph-properties fo:margin-left="0in">
        <style:tab-stops/>
      </style:paragraph-properties>
    </style:style>
    <style:style style:name="T103" style:parent-style-name="Standaardalinea-lettertype" style:family="text">
      <style:text-properties fo:color="#000000" fo:font-size="13pt" style:font-size-asian="13pt" style:font-size-complex="13pt"/>
    </style:style>
    <style:style style:name="T104" style:parent-style-name="Standaardalinea-lettertype" style:family="text">
      <style:text-properties fo:font-size="13pt" style:font-size-asian="13pt" style:font-size-complex="13pt"/>
    </style:style>
    <style:style style:name="P105" style:parent-style-name="Lijstalinea" style:family="paragraph">
      <style:paragraph-properties fo:margin-left="0in">
        <style:tab-stops/>
      </style:paragraph-properties>
    </style:style>
    <style:style style:name="P106" style:parent-style-name="Lijstalinea" style:family="paragraph">
      <style:paragraph-properties fo:margin-left="0in">
        <style:tab-stops/>
      </style:paragraph-properties>
    </style:style>
    <style:style style:name="T107" style:parent-style-name="Standaardalinea-lettertype" style:family="text">
      <style:text-properties fo:font-weight="bold" style:font-weight-asian="bold" style:font-weight-complex="bold" fo:color="#000000" fo:font-size="16pt" style:font-size-asian="16pt" style:font-size-complex="16pt" style:text-underline-type="single" style:text-underline-style="solid" style:text-underline-width="auto" style:text-underline-mode="continuous" fo:language="nl" fo:country="BE"/>
    </style:style>
    <style:style style:name="P108" style:parent-style-name="Lijstalinea" style:family="paragraph">
      <style:paragraph-properties fo:margin-left="0in">
        <style:tab-stops/>
      </style:paragraph-properties>
      <style:text-properties fo:color="#000000" fo:font-size="14pt" style:font-size-asian="14pt" style:font-size-complex="14pt" style:text-underline-type="single" style:text-underline-style="solid" style:text-underline-width="auto" style:text-underline-mode="continuous"/>
    </style:style>
    <style:style style:name="P109" style:parent-style-name="Lijstalinea" style:family="paragraph">
      <style:paragraph-properties fo:margin-left="0in">
        <style:tab-stops/>
      </style:paragraph-properties>
    </style:style>
    <style:style style:name="T110" style:parent-style-name="Standaardalinea-lettertype" style:family="text">
      <style:text-properties fo:color="#000000" fo:font-size="13pt" style:font-size-asian="13pt" style:font-size-complex="13pt" fo:language="nl" fo:country="BE"/>
    </style:style>
    <style:style style:name="P111" style:parent-style-name="Lijstalinea" style:family="paragraph">
      <style:paragraph-properties fo:margin-left="0in">
        <style:tab-stops/>
      </style:paragraph-properties>
      <style:text-properties fo:color="#000000" fo:font-size="13pt" style:font-size-asian="13pt" style:font-size-complex="13pt"/>
    </style:style>
    <style:style style:name="P112" style:parent-style-name="Lijstalinea" style:family="paragraph">
      <style:paragraph-properties fo:margin-left="0in">
        <style:tab-stops/>
      </style:paragraph-properties>
    </style:style>
    <style:style style:name="T113" style:parent-style-name="Standaardalinea-lettertype" style:family="text">
      <style:text-properties fo:color="#000000" fo:font-size="13pt" style:font-size-asian="13pt" style:font-size-complex="13pt" fo:language="nl" fo:country="BE"/>
    </style:style>
    <style:style style:name="P114" style:parent-style-name="Lijstalinea" style:family="paragraph">
      <style:paragraph-properties fo:margin-left="0in">
        <style:tab-stops/>
      </style:paragraph-properties>
      <style:text-properties fo:color="#000000" fo:font-size="13pt" style:font-size-asian="13pt" style:font-size-complex="13pt"/>
    </style:style>
    <style:style style:name="P115" style:parent-style-name="Lijstalinea" style:family="paragraph">
      <style:paragraph-properties fo:margin-left="0in">
        <style:tab-stops/>
      </style:paragraph-properties>
    </style:style>
    <style:style style:name="T116" style:parent-style-name="Standaardalinea-lettertype" style:family="text">
      <style:text-properties fo:color="#000000" fo:font-size="13pt" style:font-size-asian="13pt" style:font-size-complex="13pt" fo:language="nl" fo:country="BE"/>
    </style:style>
    <style:style style:name="P117" style:parent-style-name="Lijstalinea" style:family="paragraph">
      <style:paragraph-properties fo:margin-left="0in">
        <style:tab-stops/>
      </style:paragraph-properties>
      <style:text-properties fo:color="#000000" fo:font-size="13pt" style:font-size-asian="13pt" style:font-size-complex="13pt"/>
    </style:style>
    <style:style style:name="P118" style:parent-style-name="Lijstalinea" style:family="paragraph">
      <style:paragraph-properties fo:margin-left="0in">
        <style:tab-stops/>
      </style:paragraph-properties>
    </style:style>
    <style:style style:name="T119" style:parent-style-name="Standaardalinea-lettertype" style:family="text">
      <style:text-properties fo:color="#000000" fo:font-size="13pt" style:font-size-asian="13pt" style:font-size-complex="13pt" fo:language="nl" fo:country="BE"/>
    </style:style>
    <style:style style:name="T120" style:parent-style-name="Standaardalinea-lettertype" style:family="text">
      <style:text-properties fo:color="#000000" fo:font-size="13pt" style:font-size-asian="13pt" style:font-size-complex="13pt" fo:language="nl" fo:country="BE"/>
    </style:style>
    <style:style style:name="P121" style:parent-style-name="Lijstalinea" style:family="paragraph">
      <style:paragraph-properties fo:margin-left="0in">
        <style:tab-stops/>
      </style:paragraph-properties>
      <style:text-properties fo:color="#000000" fo:font-size="13pt" style:font-size-asian="13pt" style:font-size-complex="13pt"/>
    </style:style>
    <style:style style:name="P122" style:parent-style-name="Standaard" style:family="paragraph">
      <style:text-properties fo:language="nl" fo:country="BE"/>
    </style:style>
    <style:style style:name="P123" style:parent-style-name="Standaard" style:family="paragraph">
      <style:text-properties fo:language="nl" fo:country="BE"/>
    </style:style>
    <style:style style:name="P124" style:parent-style-name="Standaard" style:family="paragraph">
      <style:text-properties fo:language="nl" fo:country="BE"/>
    </style:style>
    <style:style style:name="P125" style:parent-style-name="Standaard" style:family="paragraph">
      <style:text-properties fo:language="nl" fo:country="BE"/>
    </style:style>
    <style:style style:name="P126" style:parent-style-name="Standaard" style:family="paragraph">
      <style:text-properties fo:language="nl" fo:country="BE"/>
    </style:style>
    <style:style style:name="P127" style:parent-style-name="Standaard" style:family="paragraph">
      <style:text-properties fo:language="nl" fo:country="BE"/>
    </style:style>
    <style:style style:name="P128" style:parent-style-name="Standaard" style:family="paragraph">
      <style:text-properties fo:language="nl" fo:country="BE"/>
    </style:style>
    <style:style style:name="P129" style:parent-style-name="Standaard" style:family="paragraph">
      <style:text-properties fo:language="nl" fo:country="BE"/>
    </style:style>
    <style:style style:name="P130" style:parent-style-name="Standaard" style:family="paragraph">
      <style:text-properties fo:language="nl" fo:country="BE"/>
    </style:style>
    <style:style style:name="P131" style:parent-style-name="Standaard" style:family="paragraph">
      <style:text-properties fo:language="nl" fo:country="BE"/>
    </style:style>
    <style:style style:name="P132" style:parent-style-name="Standaard" style:family="paragraph">
      <style:text-properties fo:language="nl" fo:country="BE"/>
    </style:style>
    <style:style style:name="P133" style:parent-style-name="Tekstzonderopmaak" style:family="paragraph">
      <style:text-properties style:font-name="Calibri" style:font-name-asian="Calibri" style:font-name-complex="Times New Roman" fo:font-size="11pt" style:font-size-asian="11pt" style:font-size-complex="11pt" fo:language="nl" fo:country="BE"/>
    </style:style>
    <style:style style:name="P134" style:parent-style-name="Tekstzonderopmaak" style:family="paragraph">
      <style:text-properties style:font-name="Calibri" style:font-name-asian="Calibri" style:font-name-complex="Times New Roman" fo:font-size="11pt" style:font-size-asian="11pt" style:font-size-complex="11pt" fo:language="nl" fo:country="BE"/>
    </style:style>
    <style:style style:name="P135" style:parent-style-name="Tekstzonderopmaak" style:family="paragraph">
      <style:text-properties style:font-name="Calibri" style:font-name-asian="Calibri" style:font-name-complex="Times New Roman" fo:font-size="11pt" style:font-size-asian="11pt" style:font-size-complex="11pt" fo:language="nl" fo:country="BE"/>
    </style:style>
    <style:style style:name="P136" style:parent-style-name="Tekstzonderopmaak" style:family="paragraph">
      <style:text-properties style:font-name="Calibri" style:font-name-asian="Calibri" style:font-name-complex="Times New Roman" fo:font-size="11pt" style:font-size-asian="11pt" style:font-size-complex="11pt" fo:language="nl" fo:country="BE"/>
    </style:style>
    <style:style style:name="P137" style:parent-style-name="Standaard" style:family="paragraph">
      <style:text-properties fo:language="nl" fo:country="BE"/>
    </style:style>
    <style:style style:name="P138" style:parent-style-name="Lijstalinea" style:family="paragraph">
      <style:paragraph-properties fo:margin-left="0in">
        <style:tab-stops/>
      </style:paragraph-properties>
      <style:text-properties fo:color="#000000" fo:font-size="13pt" style:font-size-asian="13pt" style:font-size-complex="13pt" fo:language="nl" fo:country="BE"/>
    </style:style>
  </office:automatic-styles>
  <office:body>
    <office:text text:use-soft-page-breaks="true">
      <text:p text:style-name="P1"><text:span text:style-name="T2">Opdracht Basic Security –<text:s/></text:span><text:span text:style-name="T3">IT Management aspect</text:span><text:span text:style-name="T4">:</text:span></text:p>
      <text:p text:style-name="P5"><text:span text:style-name="T6">InfoSec Policy</text:span></text:p>
      <text:p text:style-name="P7"/>
      <text:p text:style-name="P8"/>
      <text:p text:style-name="P9">Acceptable Infrastructure Use Policy</text:p>
      <text:p text:style-name="P10">Netwerk: Wired – Wireless: wat mag (niet), waarom?</text:p>
      <text:p text:style-name="P11">Wireless</text:p>
      <text:p text:style-name="P12"/>
      <text:p text:style-name="P13">De docenten: De<text:s/>docenten mogen het draadloos netwerk enkel gebruiken in functie van hun Job. D.W.Z geen sociale media of persoonlijke emails via het draadloos netwerk.</text:p>
      <text:p text:style-name="P14">De docenten mogen ook geen illegale downloads uitvoeren/ websites bezoeken via het draadloos netwerk. Voor in te loggen op dit netwerk gebruiken ze hun eigen ID en wachtwoord van de hogeschool. De docenten krijgen wel meer rechten op andere hogeschool platformen zoals blackboard via het draaddloos netwerk.</text:p>
      <text:p text:style-name="P15"/>
      <text:p text:style-name="P16">Dit is zodat de docenten zo min mogelijk afleiding<text:s/>hebben en hun zo goed mogelijk kunnen focussen op hun job. Daarnaast wordt ook al het verkeer dat langs het draadloos netwerk wordt doorgegeven opgeslagen op de locale server. Elke illegale activiteit wordt dan ook direct gezien.</text:p>
      <text:p text:style-name="P17"/>
      <text:p text:style-name="P18">– studenten : De studenten mogen het draadloos enkel gebruiken in functie van hun opleiding. Hier is er ook de toepassing van geen sociale media en geen personlijke emails. Om in te loggen gebruiken de studenten hun ID en wachtwoord. Illegale downloads of illegale websites zijn ook voor de studenten streng verboden en zijn dan ook geblokkeerd.</text:p>
      <text:p text:style-name="P19"/>
      <text:p text:style-name="P20">Omdat er geen sociale media of persoonlijke email beschikbaar is kunnen de studenten zich veel beter focussen op hun opleiding. Om bestanden te delen of iets te vragen kunnen ze altijd gebruik maken van slack of google docs .</text:p>
      <text:p text:style-name="P21"/>
      <text:p text:style-name="P22">-bezoekers : <text:s/>Bezoekers van de hogeschool mogen enkel op het draadloos netwerk dat bedoeld is voor de bezoekers. Dit wordt aangeduid met het woord ‘guest’ in de wifi naam. De bezoekers dienen een aatal terms te accepteren voor ze toegang krijgen tot het draadloos netwerk. Ze krijgen een vertraagd internet maar zijn vrij om op alles (binnen de wet) te surfen.</text:p>
      <text:p text:style-name="P23"/>
      <text:p text:style-name="P24">De bezoekers mogen vrij surfen op een vertraagd internet omdat het bezoekers zijn en geen werknemers. Dit is<text:s/>vertraagd zodat docenten of studenten niet op dit netwerk gaan om toch zo vrij te kunnen surfen.</text:p>
      <text:p text:style-name="P25"/>
      <text:p text:style-name="P26"/>
      <text:p text:style-name="P27"/>
      <text:p text:style-name="P28"/>
      <text:p text:style-name="P29"/>
      <text:p text:style-name="P30"/>
      <text:p text:style-name="P31"/>
      <text:p text:style-name="P32">– IT dienst : De IT dienst krijgt geen toegang tot sociale media via het draadloos netwerk. Wel mogen ze op de server inloggen. IT dienst mag via het draadloos netwerk de rechten aanpassen van elke groep.</text:p>
      <text:p text:style-name="P33"/>
      <text:p text:style-name="P34">// TODO meer term guidelines voor de IT dienst</text:p>
      <text:p text:style-name="P35"/>
      <text:p text:style-name="P36">Dit wordt gedaan zodat de IT dienst ook vanop afstand op de server kan gaan om indien mogelijk iets snel te maken. Indien er veranderingen moeten worden gemaakt kan dan de IT dienst deze vlug aanpassen, waar ze ook zijn.</text:p>
      <text:p text:style-name="P37"/>
      <text:p text:style-name="P38">– Management: Management mag niet op sociale media via het draadloos netwerk.</text:p>
      <text:p text:style-name="P39"/>
      <text:p text:style-name="P40">//TODO nog meer diensten opschrijven:</text:p>
      <text:p text:style-name="P41"/>
      <text:p text:style-name="P42"><text:span text:style-name="T43"><text:s/></text:span><text:span text:style-name="T44">Wired</text:span></text:p>
      <text:p text:style-name="P45"/>
      <text:p text:style-name="P46">// TODO, hetzelfde als wireless ??</text:p>
      <text:p text:style-name="P47"/>
      <text:p text:style-name="P48">Printers</text:p>
      <text:p text:style-name="P49"/>
      <text:p text:style-name="P50"><text:span text:style-name="T51">//<text:s/></text:span><text:a xlink:href="https://security.berkeley.edu/resources/best-practices-how-articles/system-application-security/network-printer-security-best" office:target-frame-name="_top" xlink:show="replace"><text:span text:style-name="T52">https://security.berkeley.edu/resources/best-practices-how-articles/system-application-security/network-printer-sec</text:span><text:span text:style-name="T53">urity-best</text:span></text:a></text:p>
      <text:p text:style-name="P54"/>
      <text:p text:style-name="P55"><text:span text:style-name="T56">– Docenten/Management/IT-dienst : De docenten mogen vrij gebruik maken van alle printers in heel de hogeschool zolang het met hun werk temaken heeft. Hierbij mogen ze afdrukken/kopiëren in kleur of in zwartwit. Dit kan via het draadloos netwerk</text:span><text:span text:style-name="T57"><text:s/>of via een usb stick. Voor iets af te drukken via het draadloos netwerk moet er wel eerst ingelogd worden. Via de usb stick moet er eerst een badge gescanned worden van de docent</text:span></text:p>
      <text:p text:style-name="P58"/>
      <text:p text:style-name="P59"><text:span text:style-name="T60">De docenten werken al voor school dus mogen ook gratis gebruik maken hierva</text:span><text:span text:style-name="T61">n. Het inloggen is om te voorkomen dat er andere mensen ook gratis gaan afdrukken. De badge is er om ook zo locaal te controleren of de persoon een docent is.</text:span></text:p>
      <text:p text:style-name="P62"/>
      <text:p text:style-name="P63"><text:span text:style-name="T64">– Studenten : De studenten moeten een kleine prijs betalen per papier dat afgedrukt wordt en kan</text:span><text:span text:style-name="T65"><text:s/>dit enkel lokaal aan de printer doen met een usb en hun badge. De Student moet een verschillende prijs betalen afhangend van welk soort afdrukopties hij/zij kiest.Studenten mogen ook niet via een andere optie met de printer verbinden (LAN).</text:span></text:p>
      <text:p text:style-name="P66"/>
      <text:p text:style-name="P67"><text:span text:style-name="T68">De student ma</text:span><text:span text:style-name="T69">g niet via het netwerk afdrukken omdat ze dan iets fout kunnen afdrukken zonder enige gevolgen. De badge is er om zo en prijs van hun kaart af te trekken. Om te voorkomen dat ze via een kleine omweg toch gratis kunnen afdrukken of iets fout kunnen doen met</text:span><text:span text:style-name="T70"><text:s/>de printer mogen de studenten niet via een andere poort op de printer.</text:span></text:p>
      <text:p text:style-name="P71"/>
      <text:p text:style-name="P72"><text:span text:style-name="T73">– Bezoekers : Bezoekers mogen niet met de printers werken</text:span></text:p>
      <text:p text:style-name="P74"/>
      <text:p text:style-name="P75"><text:span text:style-name="T76">dit is om veiligheidsredenene en zodat ze het niet kapot kunnen maken.</text:span></text:p>
      <text:p text:style-name="P77"/>
      <text:p text:style-name="P78"/>
      <text:p text:style-name="P79"><text:span text:style-name="T80">PingPing:</text:span></text:p>
      <text:p text:style-name="P81"/>
      <text:p text:style-name="P82"><text:span text:style-name="T83">– Docenten/management/IT-dienst : De doc</text:span><text:span text:style-name="T84">enten krijgen een persoonliijke kaart met daar hun ‘wallet’ op. Op deze kaart staan een pincode voordat er iets mee kan gedaan worden.</text:span></text:p>
      <text:p text:style-name="P85"/>
      <text:p text:style-name="P86"><text:span text:style-name="T87">De reden dat er een code op de kaart staat is omdat er wekelijks een bedrag op wordt gestort <text:s/>voor de docenten om te ete</text:span><text:span text:style-name="T88">n/printen.</text:span></text:p>
      <text:p text:style-name="P89"/>
      <text:p text:style-name="P90"><text:span text:style-name="T91">// TODO vul veiligheid guidelines aan voor studenten + argumentatie</text:span></text:p>
      <text:p text:style-name="P92"><text:span text:style-name="T93">– studenten :</text:span></text:p>
      <text:p text:style-name="P94"/>
      <text:p text:style-name="P95"><text:span text:style-name="T96">-bezoekers : <text:s/>krijgen geen pingping kaart</text:span></text:p>
      <text:p text:style-name="P97"/>
      <text:p text:style-name="P98"><text:span text:style-name="T99">// TODO vul guidelines voor password policy aan voor iedereen</text:span></text:p>
      <text:p text:style-name="P100"><text:span text:style-name="T101">// see :</text:span></text:p>
      <text:p text:style-name="P102"><text:span text:style-name="T103">//<text:s/></text:span><text:a xlink:href="https://blog.devolutions.net/2018/02/top-10-password-policies-and-best-practices-for-system-administrators" office:target-frame-name="_top" xlink:show="replace"><text:span text:style-name="T104">https://blog.devolutions.net/2018/02/top-10-password-policies-and-best-practices-for-system-administrators</text:span></text:a></text:p>
      <text:p text:style-name="P105"/>
      <text:p text:style-name="P106"><text:span text:style-name="T107">Password policy</text:span></text:p>
      <text:p text:style-name="P108"/>
      <text:p text:style-name="P109"><text:span text:style-name="T110">– Docenten:</text:span></text:p>
      <text:p text:style-name="P111"/>
      <text:p text:style-name="P112"><text:span text:style-name="T113">– Management:</text:span></text:p>
      <text:p text:style-name="P114"/>
      <text:p text:style-name="P115"><text:span text:style-name="T116">– IT-dienst :</text:span></text:p>
      <text:p text:style-name="P117"/>
      <text:p text:style-name="P118"><text:span text:style-name="T119">–<text:s/></text:span><text:span text:style-name="T120">Studenten:</text:span></text:p>
      <text:p text:style-name="P121"/>
      <text:h text:style-name="Kop1" text:outline-level="1">Email Policy</text:h>
      <text:p text:style-name="P122"/>
      <text:p text:style-name="P123">Een policy voor het scannen van e-mails.</text:p>
      <text:p text:style-name="P124">Dit zou nodig zijn voor het filteren van emails die virussen, wormen, enzo bevatten. Aangezien de laatste jaren emails veel gebruikt worden om virussen te verspreiden, heeft deze policy zeker zijn meerwaarde bij de security van het PXL netwerk. Verder zou het ook handig zijn voor het filteren van emails op phishing. Zodat studenten niet opgelicht kunnen worden door mails over nog te betalen boeken / extra kosten.</text:p>
      <text:p text:style-name="P125"/>
      <text:p text:style-name="P126">Een policy voor het limiteren van de bestandsgrootte in de bijlage van emails.</text:p>
      <text:p text:style-name="P127">Dit is noodzakelijk op een netwerk zo groot als pxl zodat studenten niet al te grootte files op en af naar mekaar sturen. Dit zorgt voor ervoor dat er meer ruimte van de database in beslag wordt genomen. Verder zorgt ook voor het vertragen van het ontvangen en versturen van emails.</text:p>
      <text:p text:style-name="P128"/>
      <text:h text:style-name="Kop1" text:outline-level="1">TeleWorking</text:h>
      <text:p text:style-name="P129"/>
      <text:p text:style-name="P130">Een policy voor het encrypteren van data van buitenaf.</text:p>
      <text:p text:style-name="P131">Als een lector van thuisuit bijvoorbeeld aanpassingen heeft gemaakt aan een examen en deze data wil uploaden op het pxl netwerk. Dan is het uiteraard noodzakelijk dat deze data geëncrypteerd wordt verstuurd.</text:p>
      <text:p text:style-name="P132"/>
      <text:p text:style-name="P133">Secure remote access moet strikt gecontroleerd worden. Toegang zal worden verleend via een sterk wachtwoord of via public/private keys met sterke pass-phrases.</text:p>
      <text:p text:style-name="P134">Zodat niet iedereen hier makkelijk op geraakt.</text:p>
      <text:p text:style-name="P135"/>
      <text:p text:style-name="P136"/>
      <text:p text:style-name="P137"/>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Standaard" style:next-style-name="Standaard" style:default-outline-level="1">
      <style:paragraph-properties fo:keep-with-next="always" fo:keep-together="always" style:vertical-align="auto" fo:margin-top="0.1666in" fo:line-height="107%"/>
      <style:text-properties style:font-name="Calibri Light" style:font-name-asian="Times New Roman" style:font-name-complex="Times New Roman" fo:color="#2E74B5" style:letter-kerning="false" fo:font-size="16pt" style:font-size-asian="16pt" style:font-size-complex="16pt" fo:language="nl" fo:country="BE" style:language-asian="en" style:country-asian="US" style:language-complex="ar" style:country-complex="SA" fo:hyphenate="tru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jstalinea" style:display-name="Lijstalinea" style:family="paragraph" style:parent-style-name="Standard">
      <style:paragraph-properties fo:margin-bottom="0.1111in" fo:margin-left="0.5in">
        <style:tab-stops/>
      </style:paragraph-properties>
      <style:text-properties fo:hyphenate="false"/>
    </style:style>
    <style:style style:name="ListLabel1" style:display-name="ListLabel 1" style:family="text">
      <style:text-properties style:font-name-asian="Calibri" style:font-name-complex="F"/>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Calibri" style:font-name-asian="Calibri" style:font-name-complex="F"/>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Kop1Char" style:display-name="Kop 1 Char" style:family="text" style:parent-style-name="Standaardalinea-lettertype">
      <style:text-properties style:font-name="Calibri Light" style:font-name-asian="Times New Roman" style:font-name-complex="Times New Roman" fo:color="#2E74B5" style:letter-kerning="false" fo:font-size="16pt" style:font-size-asian="16pt" style:font-size-complex="16pt" fo:language="nl" fo:country="BE" style:language-asian="en" style:country-asian="US" style:language-complex="ar" style:country-complex="SA"/>
    </style:style>
    <style:style style:name="Tekstzonderopmaak" style:display-name="Tekst zonder opmaak" style:family="paragraph" style:parent-style-name="Standaard">
      <style:paragraph-properties style:vertical-align="auto"/>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TekstzonderopmaakChar" style:display-name="Tekst zonder opmaak Char" style:family="text" style:parent-style-name="Standaardalinea-lettertype">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Gebruiker</meta:initial-creator>
    <dc:creator>Elise vanstraelen</dc:creator>
    <meta:creation-date>2019-05-01T13:59:00Z</meta:creation-date>
    <dc:date>2019-05-01T13:59:00Z</dc:date>
    <meta:template xlink:href="Normal.dotm" xlink:type="simple"/>
    <meta:editing-cycles>2</meta:editing-cycles>
    <meta:editing-duration>PT60S</meta:editing-duration>
    <meta:document-statistic meta:page-count="1" meta:paragraph-count="13" meta:word-count="1017" meta:character-count="6601" meta:row-count="46" meta:non-whitespace-character-count="5597"/>
  </office:meta>
</office:document-meta>
</file>